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6cm"/>
      <style:paragraph-properties style:writing-mode="lr-tb"/>
    </style:style>
    <style:style style:name="gr4" style:family="graphic" style:parent-style-name="standard">
      <style:graphic-properties draw:fill-color="#5eb91e" draw:textarea-horizontal-align="justify" draw:textarea-vertical-align="middle" draw:auto-grow-height="false" fo:min-height="0.59cm" fo:min-width="3.1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="線の終点_20_3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線の終点_20_5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252cm" draw:marker-end="線の終点_20_7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r1" style:family="presentation" style:parent-style-name="標準-title">
      <style:graphic-properties draw:auto-grow-height="true" fo:min-height="2.629cm"/>
      <style:paragraph-properties style:writing-mode="lr-tb"/>
    </style:style>
    <style:style style:name="pr2" style:family="presentation" style:parent-style-name="標準-subtitle">
      <style:graphic-properties draw:fill-color="#ffffff" draw:auto-grow-height="true" fo:min-height="4.819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r4" style:family="presentation" style:parent-style-name="標準-outline1">
      <style:graphic-properties fo:min-height="8.884cm"/>
      <style:paragraph-properties style:writing-mode="lr-tb"/>
    </style:style>
    <style:style style:name="pr5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408cm" style:use-optimal-column-width="false"/>
    </style:style>
    <style:style style:name="co2" style:family="table-column">
      <style:table-column-properties style:column-width="3.407cm" style:use-optimal-column-width="false"/>
    </style:style>
    <style:style style:name="co3" style:family="table-column">
      <style:table-column-properties style:column-width="3.415cm" style:use-optimal-column-width="false"/>
    </style:style>
    <style:style style:name="co4" style:family="table-column">
      <style:table-column-properties style:column-width="3.609cm" style:use-optimal-column-width="false"/>
    </style:style>
    <style:style style:name="co5" style:family="table-column">
      <style:table-column-properties style:column-width="3.608cm" style:use-optimal-column-width="false"/>
    </style:style>
    <style:style style:name="co6" style:family="table-column">
      <style:table-column-properties style:column-width="3.612cm" style:use-optimal-column-width="false"/>
    </style:style>
    <style:style style:name="ro1" style:family="table-row">
      <style:table-row-properties style:row-height="-3.197cm" style:use-optimal-row-height="false"/>
    </style:style>
    <style:style style:name="ro2" style:family="table-row">
      <style:table-row-properties style:row-height="1.12cm" style:use-optimal-row-height="false"/>
    </style:style>
    <style:style style:name="ro3" style:family="table-row">
      <style:table-row-properties style:row-height="0.282cm" style:use-optimal-row-height="false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-color="#5eb91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9211e" loext:opacity="100%" fo:font-size="24pt" style:font-size-asian="24pt" style:font-size-complex="24pt"/>
    </style:style>
    <style:style style:name="T5" style:family="text">
      <style:text-properties fo:color="#c9211e" loext:opacity="100%" fo:font-size="24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25.199cm" svg:height="2.629cm" svg:x="1.301cm" svg:y="5.371cm" presentation:class="title" presentation:user-transformed="true">
          <draw:text-box>
            <text:p><text:span text:style-name="T1">大きい桁数の安全素数に関する研究</text:span></text:p>
          </draw:text-box>
        </draw:frame>
        <draw:frame presentation:style-name="pr2" draw:text-style-name="P2" draw:layer="layout" svg:width="25.199cm" svg:height="4.819cm" svg:x="1.4cm" svg:y="10cm" presentation:class="subtitle" presentation:user-transformed="true">
          <draw:text-box>
            <text:p>ディジタル情報通信研究室</text:p>
            <text:p>HT21A021　岡本 悠吾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研究背景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2">RSA</text:span><text:span text:style-name="T2">暗号に使われる鍵は推測されにくい素因数を使うことが望ましい。</text:span></text:p>
              </text:list-item>
              <text:list-item>
                <text:p><text:span text:style-name="T2">安全素数を使えば強力な秘密鍵を作れる</text:span>。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安全素数とは</text:p>
          </draw:text-box>
        </draw:frame>
        <draw:frame presentation:style-name="pr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<text:span text:style-name="T3">5, 7, 11, 23, 47, 59, 83, 107, 167…</text:span></text:p>
                  </text:list-item>
                  <text:list-item>
                    <text:p text:style-name="P4"><text:span text:style-name="T3">5</text:span><text:span text:style-name="T3">以外の安全素数は</text:span><text:span text:style-name="T3">4</text:span><text:span text:style-name="T3">で割ると</text:span><text:span text:style-name="T3">3</text:span><text:span text:style-name="T3">余る</text:span></text:p>
                  </text:list-item>
                  <text:list-item>
                    <text:p><text:span text:style-name="T3">7</text:span><text:span text:style-name="T3">以外の安全素数は</text:span><text:span text:style-name="T3">3</text:span><text:span text:style-name="T3">で割ると</text:span><text:span text:style-name="T3">2</text:span><text:span text:style-name="T3">余る</text:span></text:p>
                  </text:list-item>
                  <text:list-item>
                    <text:p><text:span text:style-name="T3">7</text:span><text:span text:style-name="T3">より大きな安全素数は</text:span><text:span text:style-name="T3">12</text:span><text:span text:style-name="T3">で割ると</text:span><text:span text:style-name="T3">11</text:span><text:span text:style-name="T3">余る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9.599cm" svg:height="1.215cm" svg:x="2.5cm" svg:y="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Miller Rabin素数判定法</text:p>
          </draw:text-box>
        </draw:frame>
        <draw:frame presentation:style-name="pr4" draw:text-style-name="P6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6"><text:span text:style-name="T4">確率的</text:span><text:span text:style-name="T2">素数判定法</text:span></text:p>
                <text:list>
                  <text:list-item>
                    <text:p><text:span text:style-name="T2">素数だと断定できない</text:span></text:p>
                  </text:list-item>
                </text:list>
              </text:list-item>
              <text:list-item>
                <text:p text:style-name="P6"><text:span text:style-name="T2">判定が非常に高速</text:span></text:p>
                <text:list>
                  <text:list-item>
                    <text:p><text:span text:style-name="T2">誤判定率は</text:span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936cm" svg:height="1.221cm" svg:x="10cm" svg:y="8.2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0.867cm" svg:height="2.164cm" svg:x="8.5cm" svg:y="9.8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実験</text:p>
          </draw:text-box>
        </draw:frame>
        <draw:frame presentation:style-name="pr4" draw:text-style-name="P6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6"><text:span text:style-name="T2">Miller Rabin</text:span><text:span text:style-name="T2">判定法を使って安全素数を</text:span><text:span text:style-name="T2">100</text:span><text:span text:style-name="T2">個生成する</text:span></text:p>
                <text:list>
                  <text:list-item>
                    <text:p><text:span text:style-name="T2">生成までの</text:span><text:span text:style-name="T4">平均時間</text:span><text:span text:style-name="T2">と</text:span><text:span text:style-name="T5">素数ではないと判定</text:span><text:span text:style-name="T2">された回数を記録。</text:span></text:p>
                  </text:list-item>
                  <text:list-item>
                    <text:p text:style-name="P7"><text:span text:style-name="T2">素数候補は</text:span><text:span text:style-name="T2">2</text:span><text:span text:style-name="T2">進数で</text:span><text:span text:style-name="T2">64, 128, 256, 512</text:span><text:span text:style-name="T2">桁の奇数</text:span></text:p>
                    <text:list>
                      <text:list-item>
                        <text:p><text:span text:style-name="T2">10</text:span><text:span text:style-name="T2">進数だと</text:span><text:span text:style-name="T2">20~150</text:span><text:span text:style-name="T2">桁程度</text:span></text:p>
                        <text:p/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実験</text:p>
          </draw:text-box>
        </draw:frame>
        <draw:custom-shape draw:style-name="gr3" draw:text-style-name="P5" xml:id="id3" draw:id="id3" draw:layer="layout" svg:width="6.5cm" svg:height="2cm" svg:x="9.499cm" svg:y="6cm">
          <text:p text:style-name="P5">pの素数判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1" draw:id="id1" draw:layer="layout" svg:width="6.5cm" svg:height="2cm" svg:x="9.499cm" svg:y="9.5cm">
          <text:p text:style-name="P5">2・p + 1の素数判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6.5cm" svg:height="1.5cm" svg:x="9.499cm" svg:y="13cm">
          <text:p text:style-name="P5"/>
          <text:p text:style-name="P5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8" draw:layer="layout" svg:width="6.5cm" svg:height="1.5cm" draw:transform="rotate (-3.1410690548142) translate (16cm 4.757cm)">
          <text:p text:style-name="P5"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9" draw:layer="layout" svg:width="3.503cm" svg:height="0.962cm" svg:x="10.5cm" svg:y="3.538cm">
          <draw:text-box>
            <text:p>cnt &lt;= 100</text:p>
          </draw:text-box>
        </draw:frame>
        <draw:line draw:style-name="gr6" draw:text-style-name="P10" draw:layer="layout" svg:x1="12.5cm" svg:y1="4.76cm" svg:x2="12.5cm" svg:y2="6.011cm">
          <text:p/>
        </draw:line>
        <draw:line draw:style-name="gr6" draw:text-style-name="P10" draw:layer="layout" svg:x1="12.5cm" svg:y1="8cm" svg:x2="12.5cm" svg:y2="9.5cm">
          <text:p/>
        </draw:line>
        <draw:line draw:style-name="gr6" draw:text-style-name="P10" draw:layer="layout" svg:x1="12.5cm" svg:y1="11.5cm" svg:x2="12.5cm" svg:y2="13cm">
          <text:p/>
        </draw:line>
        <draw:connector draw:style-name="gr7" draw:text-style-name="P5" draw:layer="layout" svg:x1="15.999cm" svg:y1="10.5cm" svg:x2="13.5cm" svg:y2="5.385cm" draw:start-shape="id1" draw:start-glue-point="7" draw:end-shape="id2" draw:end-glue-point="1" svg:d="M15999 10500h501v-5115h-3000" svg:viewBox="0 0 3001 5116">
          <text:p/>
        </draw:connector>
        <draw:connector draw:style-name="gr7" draw:text-style-name="P5" draw:layer="layout" svg:x1="9.499cm" svg:y1="7cm" svg:x2="10.5cm" svg:y2="5.385cm" draw:start-shape="id3" draw:start-glue-point="5" draw:end-shape="id4" draw:end-glue-point="3" svg:d="M9499 7000h-501v-1615h1502" svg:viewBox="0 0 1503 1616">
          <text:p/>
        </draw:connector>
        <draw:line draw:style-name="gr8" draw:text-style-name="P10" xml:id="id4" draw:id="id4" draw:layer="layout" svg:x1="10.5cm" svg:y1="5.385cm" svg:x2="12.5cm" svg:y2="5.385cm">
          <text:p/>
        </draw:line>
        <draw:line draw:style-name="gr9" draw:text-style-name="P10" xml:id="id2" draw:id="id2" draw:layer="layout" svg:x1="13.5cm" svg:y1="5.385cm" svg:x2="12.5cm" svg:y2="5.385cm">
          <text:p/>
        </draw:lin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結果</text:p>
          </draw:text-box>
        </draw:frame>
        <draw:frame draw:style-name="standard" draw:layer="layout" svg:width="17.045cm" svg:height="2.239cm" svg:x="1.498cm" svg:y="12.5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bg-none">
              <table:table-cell/>
              <table:table-cell>
                <text:p>64bit</text:p>
              </table:table-cell>
              <table:table-cell>
                <text:p>128bit</text:p>
              </table:table-cell>
              <table:table-cell>
                <text:p>256bit</text:p>
              </table:table-cell>
              <table:table-cell>
                <text:p>512bit</text:p>
              </table:table-cell>
            </table:table-row>
            <table:table-row table:style-name="ro2" table:default-cell-style-name="bg-none">
              <table:table-cell>
                <text:p>平均時間</text:p>
              </table:table-cell>
              <table:table-cell>
                <text:p text:style-name="P11">29.197</text:p>
              </table:table-cell>
              <table:table-cell>
                <text:p text:style-name="P11">263.61</text:p>
              </table:table-cell>
              <table:table-cell>
                <text:p text:style-name="P11">2165.9</text:p>
              </table:table-cell>
              <table:table-cell>
                <text:p text:style-name="P11">2271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5" draw:layer="layout" svg:width="18.056cm" svg:height="11.879cm" svg:x="8cm" svg:y="0.6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結果</text:p>
          </draw:text-box>
        </draw:frame>
        <draw:frame draw:style-name="gr10" draw:text-style-name="P5" draw:layer="layout" svg:width="18.492cm" svg:height="10.98cm" svg:x="8.508cm" svg:y="0.62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standard" draw:layer="layout" svg:width="18.046cm" svg:height="3.359cm" svg:x="1.733cm" svg:y="11.63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3" table:default-cell-style-name="bg-none">
              <table:table-cell/>
              <table:table-cell>
                <text:p>64bit</text:p>
              </table:table-cell>
              <table:table-cell>
                <text:p>128bit</text:p>
              </table:table-cell>
              <table:table-cell>
                <text:p>256bit</text:p>
              </table:table-cell>
              <table:table-cell>
                <text:p>512bit</text:p>
              </table:table-cell>
            </table:table-row>
            <table:table-row table:style-name="ro2" table:default-cell-style-name="bg-none">
              <table:table-cell>
                <text:p>1回目</text:p>
              </table:table-cell>
              <table:table-cell>
                <text:p>772.099</text:p>
              </table:table-cell>
              <table:table-cell>
                <text:p>2944.287</text:p>
              </table:table-cell>
              <table:table-cell>
                <text:p>10778.941</text:p>
              </table:table-cell>
              <table:table-cell>
                <text:p>43497.198</text:p>
              </table:table-cell>
            </table:table-row>
            <table:table-row table:style-name="ro2" table:default-cell-style-name="bg-none">
              <table:table-cell>
                <text:p>2回目</text:p>
              </table:table-cell>
              <table:table-cell>
                <text:p>35.713</text:p>
              </table:table-cell>
              <table:table-cell>
                <text:p>67.485</text:p>
              </table:table-cell>
              <table:table-cell>
                <text:p>120.010</text:p>
              </table:table-cell>
              <table:table-cell>
                <text:p>245.4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draw:frame presentation:style-name="pr1" draw:text-style-name="P3" draw:layer="layout" svg:width="25.199cm" svg:height="2.629cm" svg:x="1.4cm" svg:y="0.628cm" presentation:class="title">
          <draw:text-box>
            <text:p text:style-name="P3">今後の予定</text:p>
          </draw:text-box>
        </draw:frame>
        <draw:frame presentation:style-name="pr4" draw:text-style-name="P6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 text:style-name="P6"><text:span text:style-name="T2">異なるアルゴリズムを組み合わせて巨大な素数候補で計測。</text:span></text:p>
                <text:list>
                  <text:list-item>
                    <text:p><text:span text:style-name="T2">これまでの論文では</text:span><text:span text:style-name="T2">200</text:span><text:span text:style-name="T2">桁が限界</text:span></text:p>
                  </text:list-item>
                  <text:list-item>
                    <text:p><text:span text:style-name="T2">1200</text:span><text:span text:style-name="T2">桁程度</text:span></text:p>
                  </text:list-item>
                </text:list>
              </text:list-item>
              <text:list-item>
                <text:p text:style-name="P6"><text:span text:style-name="T2">論文執筆</text:span></text:p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3" draw:display-name="線の終点 3" svg:viewBox="0 0 20 20" svg:d="M0 20l10-20 10 20z"/>
    <draw:marker draw:name="線の終点_20_5" draw:display-name="線の終点 5" svg:viewBox="0 0 20 20" svg:d="M0 20l10-20 10 20z"/>
    <draw:marker draw:name="線の終点_20_7" draw:display-name="線の終点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0:44:19.166186674</meta:creation-date>
    <dc:date>2023-10-01T22:29:03.345005885</dc:date>
    <meta:editing-duration>PT1H43M2S</meta:editing-duration>
    <meta:editing-cycles>70</meta:editing-cycles>
    <meta:generator>LibreOffice/7.5.7.1$Linux_X86_64 LibreOffice_project/50$Build-1</meta:generator>
    <meta:document-statistic meta:object-count="73"/>
  </office:meta>
</office:document-meta>
</file>

<file path=Object 1/content.xml><?xml version="1.0" encoding="utf-8"?>
<math xmlns="http://www.w3.org/1998/Math/MathML" display="block">
  <semantics>
    <mrow>
      <mi mathvariant="italic">pを素数とするとき</mi>
      <mi>,</mi>
      <mrow>
        <mi>q</mi>
        <mo stretchy="false">=</mo>
        <mrow>
          <mrow>
            <mn>2</mn>
            <mo stretchy="false">⋅</mo>
            <mi>p</mi>
          </mrow>
          <mo stretchy="false">+</mo>
          <mn>1</mn>
        </mrow>
      </mrow>
      <mi mathvariant="italic">も素数となるようなq</mi>
    </mrow>
    <annotation encoding="StarMath 5.0">pを素数とするとき, q = 2 cdot p + 1も素数となるようなq</annotation>
  </semantics>
</math>
</file>

<file path=Object 2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 ( n )</annotation>
  </semantics>
</math>
</file>

<file path=Object 3/content.xml><?xml version="1.0" encoding="utf-8"?>
<math xmlns="http://www.w3.org/1998/Math/MathML" display="block">
  <semantics>
    <mfrac>
      <mn>1</mn>
      <msup>
        <mn>4</mn>
        <mi>n</mi>
      </msup>
    </mfrac>
    <annotation encoding="StarMath 5.0">{1} over {4^n} 
</annotation>
  </semantics>
</math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57cm" svg:height="11.88cm" xlink:href="." xlink:type="simple" chart:class="chart:line" chart:style-name="ch1">
        <chart:subtitle svg:x="0cm" svg:y="0cm" chart:style-name="ch2">
          <text:p/>
        </chart:subtitle>
        <chart:legend chart:legend-position="end" svg:x="14.976cm" svg:y="5.507cm" style:legend-expansion="custom" svg:width="3.079cm" svg:height="0.863cm" style:legend-expansion-aspect-ratio="3.56778679026651" chart:style-name="ch3"/>
        <chart:plot-area chart:style-name="ch4" chart:data-source-has-labels="both" svg:x="1.474cm" svg:y="0.535cm" svg:width="13.56cm" svg:height="10.915cm">
          <chart:coordinate-region svg:x="2.651cm" svg:y="0.734cm" svg:width="11.918cm" svg:height="10.069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title svg:x="0.183cm" svg:y="6.261cm" chart:style-name="ch7">
              <text:p>ms
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平均時間</text:p>
              </table:table-cell>
              <table:table-cell office:value-type="float" office:value="29.197">
                <text:p>29.197</text:p>
              </table:table-cell>
              <table:table-cell office:value-type="float" office:value="263.61">
                <text:p>263.61</text:p>
              </table:table-cell>
              <table:table-cell office:value-type="float" office:value="2165.9">
                <text:p>2165.9</text:p>
              </table:table-cell>
              <table:table-cell office:value-type="float" office:value="22712">
                <text:p>2271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93cm" svg:height="10.981cm" xlink:href="." xlink:type="simple" chart:class="chart:line" chart:style-name="ch1">
        <chart:legend chart:legend-position="end" svg:x="16.197cm" svg:y="4.836cm" style:legend-expansion="high" chart:style-name="ch2"/>
        <chart:plot-area chart:style-name="ch3" chart:data-source-has-labels="both" svg:x="0.369cm" svg:y="0.219cm" svg:width="15.459cm" svg:height="10.543cm">
          <chart:coordinate-region svg:x="1.546cm" svg:y="0.418cm" svg:width="13.817cm" svg:height="9.697cm"/>
          <chart:axis chart:dimension="x" chart:name="primary-x" chart:style-name="ch4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A$2" chart:class="chart:line">
            <chart:data-point chart:repeated="4"/>
          </chart:series>
          <chart:series chart:style-name="ch7" chart:values-cell-range-address="local-table.$B$3:.$E$3" chart:label-cell-address="local-table.$A$3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bit</text:p>
              </table:table-cell>
              <table:table-cell office:value-type="string">
                <text:p>128bit</text:p>
              </table:table-cell>
              <table:table-cell office:value-type="string">
                <text:p>256bit</text:p>
              </table:table-cell>
              <table:table-cell office:value-type="string">
                <text:p>512bit</text:p>
              </table:table-cell>
            </table:table-row>
          </table:table-header-rows>
          <table:table-rows>
            <table:table-row>
              <table:table-cell office:value-type="string">
                <text:p>1回目</text:p>
              </table:table-cell>
              <table:table-cell office:value-type="float" office:value="772.09900990099">
                <text:p>772.09900990099</text:p>
              </table:table-cell>
              <table:table-cell office:value-type="float" office:value="2944.28712871287">
                <text:p>2944.28712871287</text:p>
              </table:table-cell>
              <table:table-cell office:value-type="float" office:value="10778.9405940594">
                <text:p>10778.9405940594</text:p>
              </table:table-cell>
              <table:table-cell office:value-type="float" office:value="43497.198019802">
                <text:p>43497.198019802</text:p>
              </table:table-cell>
            </table:table-row>
            <table:table-row>
              <table:table-cell office:value-type="string">
                <text:p>2回目</text:p>
              </table:table-cell>
              <table:table-cell office:value-type="float" office:value="35.7128712871287">
                <text:p>35.7128712871287</text:p>
              </table:table-cell>
              <table:table-cell office:value-type="float" office:value="67.4851485148515">
                <text:p>67.4851485148515</text:p>
              </table:table-cell>
              <table:table-cell office:value-type="float" office:value="120.009900990099">
                <text:p>120.009900990099</text:p>
              </table:table-cell>
              <table:table-cell office:value-type="float" office:value="245.445544554455">
                <text:p>245.445544554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